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Monospace1" svg:font-family="Monospace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cc1a" officeooo:paragraph-rsid="001ecc1a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000000"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Aufgabe 1</text:h>
      <text:p text:style-name="P1"/>
      <text:p text:style-name="P1">aufgabe_13.1.rb</text:p>
      <text:p text:style-name="P1"/>
      <text:p text:style-name="P1"><text:span text:style-name="T1">Sequenz: <text:tab/> -FPIKWTAPESLAY---NKFSIKSDVWAFGVLLWEIATYGMSPYPGIDLS-QVYELLEKD</text:span></text:p>
      <text:p text:style-name="P2"><text:span text:style-name="T1">Sequenz: <text:tab/> QVPVKWTAPEALNY---GRYSSESDVWSFGILLWETFSLGASPYPNLSNQ-QTREFVEKG</text:span></text:p>
      <text:p text:style-name="P2"><text:span text:style-name="T1">Sequenz: <text:tab/> QIPVKWTAPEALNY---GWYSSESDVWSFGILLWEAFSLGAVPYANLSNQ-QTREAIEQG</text:span></text:p>
      <text:p text:style-name="P2"><text:span text:style-name="T1">Sequenz: <text:tab/> TGSVLWMAPEVIRMQDDNPFSFQSDVYSYGIVLYELMA-GELPYAHINNRDQIIFMVGRG</text:span></text:p>
      <text:p text:style-name="P3"/>
      <text:p text:style-name="P2"><text:span text:style-name="T1">Consensus: <text:tab/> QFPVKWTAPEALNYQDDGKYSSESDVWSFGILLWEIFSLGASPYPNLSNQDQTRELVEKG</text:span></text:p>
      <text:p text:style-name="P3"/>
      <text:p text:style-name="P2"><text:span text:style-name="T1">Consensus distance: <text:tab/> 82</text:span></text:p>
      <text:p text:style-name="P2"><text:span text:style-name="T1">All pair sum score: <text:tab/> 185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Monospace1" svg:font-family="Monospace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16:30:07.994538584</meta:creation-date>
    <dc:date>2014-01-26T16:31:17.000499557</dc:date>
    <meta:editing-duration>P0D</meta:editing-duration>
    <meta:editing-cycles>1</meta:editing-cycles>
    <meta:document-statistic meta:table-count="0" meta:image-count="0" meta:object-count="0" meta:page-count="1" meta:paragraph-count="9" meta:word-count="24" meta:character-count="430" meta:non-whitespace-character-count="404"/>
    <meta:generator>LibreOffice/4.1.4.2$Linux_X86_64 LibreOffice_project/410m0$Build-2</meta:generator>
  </office:meta>
</office:document-meta>
</file>